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66"/>
    </style:style>
    <style:style style:name="ce2" style:family="table-cell" style:parent-style-name="Default" style:data-style-name="N2"/>
    <style:style style:name="ce5" style:family="table-cell" style:parent-style-name="Default" style:data-style-name="N2">
      <style:table-cell-properties fo:background-color="#ccff66"/>
    </style:style>
    <style:style style:name="ce3" style:family="table-cell" style:parent-style-name="Default" style:data-style-name="N1"/>
    <style:style style:name="ce6" style:family="table-cell" style:parent-style-name="Default" style:data-style-name="N1">
      <style:table-cell-properties fo:background-color="#ccff66"/>
    </style:style>
    <style:style style:name="ce7" style:family="table-cell" style:parent-style-name="Default" style:data-style-name="N110"/>
    <style:style style:name="ce8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M2675-M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formula="of:=[.C4]*(1+[.C3]/[.C2])" office:value-type="float" office:value="4.67866666666667" calcext:value-type="float">
            <text:p>4.67866666666667</text:p>
          </table:table-cell>
        </table:table-row>
      </table:table>
      <table:table table:name="ADC PV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hotovoltaic input (PV)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R1</text:p>
          </table:table-cell>
          <table:table-cell table:style-name="Default" office:value-type="float" office:value="1200000" calcext:value-type="float">
            <text:p>1200000</text:p>
          </table:table-cell>
          <table:table-cell table:style-name="Default"/>
          <table:table-cell office:value-type="string" calcext:value-type="string">
            <text:p>Iwaste</text:p>
          </table:table-cell>
          <table:table-cell table:style-name="ce7" table:formula="of:=20/([.C3]+[.C4])" office:value-type="float" office:value="0.0000153846153846154" calcext:value-type="float">
            <text:p>15.38E-06</text:p>
          </table:table-cell>
        </table:table-row>
        <table:table-row table:style-name="ro1">
          <table:table-cell/>
          <table:table-cell table:style-name="Default" office:value-type="string" calcext:value-type="string">
            <text:p>R2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/>
          <table:table-cell office:value-type="string" calcext:value-type="string">
            <text:p>Cdelta</text:p>
          </table:table-cell>
          <table:table-cell table:style-name="ce3" table:formula="of:=[.D55]-[.D20]" office:value-type="float" office:value="367.230769230768" calcext:value-type="float">
            <text:p>367</text:p>
          </table:table-cell>
        </table:table-row>
        <table:table-row table:style-name="ro1">
          <table:table-cell/>
          <table:table-cell table:style-name="Default" office:value-type="string" calcext:value-type="string">
            <text:p>Vref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/>
          <table:table-cell table:style-name="ce1" office:value-type="string" calcext:value-type="string">
            <text:p>conv slope</text:p>
          </table:table-cell>
          <table:table-cell table:style-name="ce8" table:formula="of:=100*SLOPE([.B10:.B60];[.D10:.D60])" office:value-type="float" office:value="1.90615835777126" calcext:value-type="float">
            <text:p>1.90615835777126</text:p>
          </table:table-cell>
        </table:table-row>
        <table:table-row table:style-name="ro1">
          <table:table-cell/>
          <table:table-cell table:style-name="Default" table:number-columns-repeated="3"/>
          <table:table-cell table:style-name="ce1" office:value-type="string" calcext:value-type="string">
            <text:p>conv offset</text:p>
          </table:table-cell>
          <table:table-cell table:style-name="ce8" table:formula="of:=INTERCEPT([.B10:.B60];[.D10:.D60])" office:value-type="float" office:value="8.88178419700125E-015" calcext:value-type="float">
            <text:p>8.88178419700125E-15</text:p>
          </table:table-cell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convmax</text:p>
          </table:table-cell>
          <table:table-cell table:formula="of:=[.F5]*1023" office:value-type="float" office:value="1950" calcext:value-type="float">
            <text:p>1950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Vin</text:p>
          </table:table-cell>
          <table:table-cell table:style-name="Default" office:value-type="string" calcext:value-type="string">
            <text:p>Vsense</text:p>
          </table:table-cell>
          <table:table-cell table:style-name="Default" office:value-type="string" calcext:value-type="string">
            <text:p>cnt</text:p>
          </table:table-cell>
          <table:table-cell office:value-type="string" calcext:value-type="string">
            <text:p>Vinput calc</text:p>
          </table:table-cell>
          <table:table-cell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ce2" table:formula="of:=[.B10]*[.$C$4]/([.$C$3]+[.$C$4])" office:value-type="float" office:value="0.769230769230769" calcext:value-type="float">
            <text:p>0.77</text:p>
          </table:table-cell>
          <table:table-cell table:style-name="ce3" table:formula="of:=[.B10]*[.$C$4]/([.$C$3]+[.$C$4])*1023/[.$C$5]" office:value-type="float" office:value="524.615384615385" calcext:value-type="float">
            <text:p>525</text:p>
          </table:table-cell>
          <table:table-cell table:formula="of:=[.D10]*[.$F$5]"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table:style-name="Default" table:formula="of:=[.B10]+0.2" office:value-type="float" office:value="10.2" calcext:value-type="float">
            <text:p>10.2</text:p>
          </table:table-cell>
          <table:table-cell table:style-name="ce2" table:formula="of:=[.B11]*[.$C$4]/([.$C$3]+[.$C$4])" office:value-type="float" office:value="0.784615384615385" calcext:value-type="float">
            <text:p>0.78</text:p>
          </table:table-cell>
          <table:table-cell table:style-name="ce3" table:formula="of:=[.B11]*[.$C$4]/([.$C$3]+[.$C$4])*1023/[.$C$5]" office:value-type="float" office:value="535.107692307692" calcext:value-type="float">
            <text:p>535</text:p>
          </table:table-cell>
          <table:table-cell table:formula="of:=[.D11]*[.$F$5]" office:value-type="float" office:value="1020" calcext:value-type="float">
            <text:p>1020</text:p>
          </table:table-cell>
          <table:table-cell/>
        </table:table-row>
        <table:table-row table:style-name="ro1">
          <table:table-cell/>
          <table:table-cell table:style-name="Default" table:formula="of:=[.B11]+0.2" office:value-type="float" office:value="10.4" calcext:value-type="float">
            <text:p>10.4</text:p>
          </table:table-cell>
          <table:table-cell table:style-name="ce2" table:formula="of:=[.B12]*[.$C$4]/([.$C$3]+[.$C$4])" office:value-type="float" office:value="0.8" calcext:value-type="float">
            <text:p>0.80</text:p>
          </table:table-cell>
          <table:table-cell table:style-name="ce3" table:formula="of:=[.B12]*[.$C$4]/([.$C$3]+[.$C$4])*1023/[.$C$5]" office:value-type="float" office:value="545.6" calcext:value-type="float">
            <text:p>546</text:p>
          </table:table-cell>
          <table:table-cell table:formula="of:=[.D12]*[.$F$5]" office:value-type="float" office:value="1040" calcext:value-type="float">
            <text:p>1040</text:p>
          </table:table-cell>
          <table:table-cell/>
        </table:table-row>
        <table:table-row table:style-name="ro1">
          <table:table-cell/>
          <table:table-cell table:style-name="Default" table:formula="of:=[.B12]+0.2" office:value-type="float" office:value="10.6" calcext:value-type="float">
            <text:p>10.6</text:p>
          </table:table-cell>
          <table:table-cell table:style-name="ce2" table:formula="of:=[.B13]*[.$C$4]/([.$C$3]+[.$C$4])" office:value-type="float" office:value="0.815384615384615" calcext:value-type="float">
            <text:p>0.82</text:p>
          </table:table-cell>
          <table:table-cell table:style-name="ce3" table:formula="of:=[.B13]*[.$C$4]/([.$C$3]+[.$C$4])*1023/[.$C$5]" office:value-type="float" office:value="556.092307692308" calcext:value-type="float">
            <text:p>556</text:p>
          </table:table-cell>
          <table:table-cell table:formula="of:=[.D13]*[.$F$5]" office:value-type="float" office:value="1060" calcext:value-type="float">
            <text:p>1060</text:p>
          </table:table-cell>
          <table:table-cell/>
        </table:table-row>
        <table:table-row table:style-name="ro1">
          <table:table-cell/>
          <table:table-cell table:style-name="Default" table:formula="of:=[.B13]+0.2" office:value-type="float" office:value="10.8" calcext:value-type="float">
            <text:p>10.8</text:p>
          </table:table-cell>
          <table:table-cell table:style-name="ce2" table:formula="of:=[.B14]*[.$C$4]/([.$C$3]+[.$C$4])" office:value-type="float" office:value="0.830769230769231" calcext:value-type="float">
            <text:p>0.83</text:p>
          </table:table-cell>
          <table:table-cell table:style-name="ce3" table:formula="of:=[.B14]*[.$C$4]/([.$C$3]+[.$C$4])*1023/[.$C$5]" office:value-type="float" office:value="566.584615384615" calcext:value-type="float">
            <text:p>567</text:p>
          </table:table-cell>
          <table:table-cell table:formula="of:=[.D14]*[.$F$5]" office:value-type="float" office:value="1080" calcext:value-type="float">
            <text:p>1080</text:p>
          </table:table-cell>
          <table:table-cell/>
        </table:table-row>
        <table:table-row table:style-name="ro1">
          <table:table-cell/>
          <table:table-cell table:style-name="Default" table:formula="of:=[.B14]+0.2" office:value-type="float" office:value="11" calcext:value-type="float">
            <text:p>11</text:p>
          </table:table-cell>
          <table:table-cell table:style-name="ce2" table:formula="of:=[.B15]*[.$C$4]/([.$C$3]+[.$C$4])" office:value-type="float" office:value="0.846153846153846" calcext:value-type="float">
            <text:p>0.85</text:p>
          </table:table-cell>
          <table:table-cell table:style-name="ce3" table:formula="of:=[.B15]*[.$C$4]/([.$C$3]+[.$C$4])*1023/[.$C$5]" office:value-type="float" office:value="577.076923076923" calcext:value-type="float">
            <text:p>577</text:p>
          </table:table-cell>
          <table:table-cell table:formula="of:=[.D15]*[.$F$5]" office:value-type="float" office:value="1100" calcext:value-type="float">
            <text:p>1100</text:p>
          </table:table-cell>
          <table:table-cell/>
        </table:table-row>
        <table:table-row table:style-name="ro1">
          <table:table-cell/>
          <table:table-cell table:style-name="Default" table:formula="of:=[.B15]+0.2" office:value-type="float" office:value="11.2" calcext:value-type="float">
            <text:p>11.2</text:p>
          </table:table-cell>
          <table:table-cell table:style-name="ce2" table:formula="of:=[.B16]*[.$C$4]/([.$C$3]+[.$C$4])" office:value-type="float" office:value="0.861538461538461" calcext:value-type="float">
            <text:p>0.86</text:p>
          </table:table-cell>
          <table:table-cell table:style-name="ce3" table:formula="of:=[.B16]*[.$C$4]/([.$C$3]+[.$C$4])*1023/[.$C$5]" office:value-type="float" office:value="587.569230769231" calcext:value-type="float">
            <text:p>588</text:p>
          </table:table-cell>
          <table:table-cell table:formula="of:=[.D16]*[.$F$5]" office:value-type="float" office:value="1120" calcext:value-type="float">
            <text:p>1120</text:p>
          </table:table-cell>
          <table:table-cell/>
        </table:table-row>
        <table:table-row table:style-name="ro1">
          <table:table-cell/>
          <table:table-cell table:style-name="Default" table:formula="of:=[.B16]+0.2" office:value-type="float" office:value="11.4" calcext:value-type="float">
            <text:p>11.4</text:p>
          </table:table-cell>
          <table:table-cell table:style-name="ce2" table:formula="of:=[.B17]*[.$C$4]/([.$C$3]+[.$C$4])" office:value-type="float" office:value="0.876923076923077" calcext:value-type="float">
            <text:p>0.88</text:p>
          </table:table-cell>
          <table:table-cell table:style-name="ce3" table:formula="of:=[.B17]*[.$C$4]/([.$C$3]+[.$C$4])*1023/[.$C$5]" office:value-type="float" office:value="598.061538461538" calcext:value-type="float">
            <text:p>598</text:p>
          </table:table-cell>
          <table:table-cell table:formula="of:=[.D17]*[.$F$5]" office:value-type="float" office:value="1140" calcext:value-type="float">
            <text:p>1140</text:p>
          </table:table-cell>
          <table:table-cell/>
        </table:table-row>
        <table:table-row table:style-name="ro1">
          <table:table-cell/>
          <table:table-cell table:style-name="Default" table:formula="of:=[.B17]+0.2" office:value-type="float" office:value="11.6" calcext:value-type="float">
            <text:p>11.6</text:p>
          </table:table-cell>
          <table:table-cell table:style-name="ce2" table:formula="of:=[.B18]*[.$C$4]/([.$C$3]+[.$C$4])" office:value-type="float" office:value="0.892307692307692" calcext:value-type="float">
            <text:p>0.89</text:p>
          </table:table-cell>
          <table:table-cell table:style-name="ce3" table:formula="of:=[.B18]*[.$C$4]/([.$C$3]+[.$C$4])*1023/[.$C$5]" office:value-type="float" office:value="608.553846153846" calcext:value-type="float">
            <text:p>609</text:p>
          </table:table-cell>
          <table:table-cell table:formula="of:=[.D18]*[.$F$5]" office:value-type="float" office:value="1160" calcext:value-type="float">
            <text:p>1160</text:p>
          </table:table-cell>
          <table:table-cell/>
        </table:table-row>
        <table:table-row table:style-name="ro1">
          <table:table-cell/>
          <table:table-cell table:style-name="Default" table:formula="of:=[.B18]+0.2" office:value-type="float" office:value="11.8" calcext:value-type="float">
            <text:p>11.8</text:p>
          </table:table-cell>
          <table:table-cell table:style-name="ce2" table:formula="of:=[.B19]*[.$C$4]/([.$C$3]+[.$C$4])" office:value-type="float" office:value="0.907692307692307" calcext:value-type="float">
            <text:p>0.91</text:p>
          </table:table-cell>
          <table:table-cell table:style-name="ce3" table:formula="of:=[.B19]*[.$C$4]/([.$C$3]+[.$C$4])*1023/[.$C$5]" office:value-type="float" office:value="619.046153846154" calcext:value-type="float">
            <text:p>619</text:p>
          </table:table-cell>
          <table:table-cell table:formula="of:=[.D19]*[.$F$5]" office:value-type="float" office:value="1180" calcext:value-type="float">
            <text:p>1180</text:p>
          </table:table-cell>
          <table:table-cell/>
        </table:table-row>
        <table:table-row table:style-name="ro1">
          <table:table-cell/>
          <table:table-cell table:formula="of:=[.B19]+0.2" office:value-type="float" office:value="12" calcext:value-type="float">
            <text:p>12</text:p>
          </table:table-cell>
          <table:table-cell table:formula="of:=[.B20]*[.$C$4]/([.$C$3]+[.$C$4])" office:value-type="float" office:value="0.923076923076922" calcext:value-type="float">
            <text:p>0.92</text:p>
          </table:table-cell>
          <table:table-cell table:formula="of:=[.B20]*[.$C$4]/([.$C$3]+[.$C$4])*1023/[.$C$5]" office:value-type="float" office:value="629.538461538461" calcext:value-type="float">
            <text:p>630</text:p>
          </table:table-cell>
          <table:table-cell table:formula="of:=[.D20]*[.$F$5]"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table:formula="of:=[.B20]+0.2" office:value-type="float" office:value="12.2" calcext:value-type="float">
            <text:p>12.2</text:p>
          </table:table-cell>
          <table:table-cell table:formula="of:=[.B21]*[.$C$4]/([.$C$3]+[.$C$4])" office:value-type="float" office:value="0.938461538461538" calcext:value-type="float">
            <text:p>0.94</text:p>
          </table:table-cell>
          <table:table-cell table:formula="of:=[.B21]*[.$C$4]/([.$C$3]+[.$C$4])*1023/[.$C$5]" office:value-type="float" office:value="640.030769230769" calcext:value-type="float">
            <text:p>640</text:p>
          </table:table-cell>
          <table:table-cell table:formula="of:=[.D21]*[.$F$5]" office:value-type="float" office:value="1220" calcext:value-type="float">
            <text:p>1220</text:p>
          </table:table-cell>
          <table:table-cell/>
        </table:table-row>
        <table:table-row table:style-name="ro1">
          <table:table-cell/>
          <table:table-cell table:formula="of:=[.B21]+0.2" office:value-type="float" office:value="12.4" calcext:value-type="float">
            <text:p>12.4</text:p>
          </table:table-cell>
          <table:table-cell table:formula="of:=[.B22]*[.$C$4]/([.$C$3]+[.$C$4])" office:value-type="float" office:value="0.953846153846153" calcext:value-type="float">
            <text:p>0.95</text:p>
          </table:table-cell>
          <table:table-cell table:formula="of:=[.B22]*[.$C$4]/([.$C$3]+[.$C$4])*1023/[.$C$5]" office:value-type="float" office:value="650.523076923076" calcext:value-type="float">
            <text:p>651</text:p>
          </table:table-cell>
          <table:table-cell table:formula="of:=[.D22]*[.$F$5]" office:value-type="float" office:value="1240" calcext:value-type="float">
            <text:p>1240</text:p>
          </table:table-cell>
          <table:table-cell/>
        </table:table-row>
        <table:table-row table:style-name="ro1">
          <table:table-cell/>
          <table:table-cell table:formula="of:=[.B22]+0.2" office:value-type="float" office:value="12.6" calcext:value-type="float">
            <text:p>12.6</text:p>
          </table:table-cell>
          <table:table-cell table:formula="of:=[.B23]*[.$C$4]/([.$C$3]+[.$C$4])" office:value-type="float" office:value="0.969230769230768" calcext:value-type="float">
            <text:p>0.97</text:p>
          </table:table-cell>
          <table:table-cell table:formula="of:=[.B23]*[.$C$4]/([.$C$3]+[.$C$4])*1023/[.$C$5]" office:value-type="float" office:value="661.015384615384" calcext:value-type="float">
            <text:p>661</text:p>
          </table:table-cell>
          <table:table-cell table:formula="of:=[.D23]*[.$F$5]" office:value-type="float" office:value="1260" calcext:value-type="float">
            <text:p>1260</text:p>
          </table:table-cell>
          <table:table-cell/>
        </table:table-row>
        <table:table-row table:style-name="ro1">
          <table:table-cell/>
          <table:table-cell table:formula="of:=[.B23]+0.2" office:value-type="float" office:value="12.8" calcext:value-type="float">
            <text:p>12.8</text:p>
          </table:table-cell>
          <table:table-cell table:formula="of:=[.B24]*[.$C$4]/([.$C$3]+[.$C$4])" office:value-type="float" office:value="0.984615384615384" calcext:value-type="float">
            <text:p>0.98</text:p>
          </table:table-cell>
          <table:table-cell table:formula="of:=[.B24]*[.$C$4]/([.$C$3]+[.$C$4])*1023/[.$C$5]" office:value-type="float" office:value="671.507692307692" calcext:value-type="float">
            <text:p>672</text:p>
          </table:table-cell>
          <table:table-cell table:formula="of:=[.D24]*[.$F$5]" office:value-type="float" office:value="1280" calcext:value-type="float">
            <text:p>1280</text:p>
          </table:table-cell>
          <table:table-cell/>
        </table:table-row>
        <table:table-row table:style-name="ro1">
          <table:table-cell/>
          <table:table-cell table:formula="of:=[.B24]+0.2" office:value-type="float" office:value="13" calcext:value-type="float">
            <text:p>13</text:p>
          </table:table-cell>
          <table:table-cell table:formula="of:=[.B25]*[.$C$4]/([.$C$3]+[.$C$4])" office:value-type="float" office:value="0.999999999999999" calcext:value-type="float">
            <text:p>1.00</text:p>
          </table:table-cell>
          <table:table-cell table:formula="of:=[.B25]*[.$C$4]/([.$C$3]+[.$C$4])*1023/[.$C$5]" office:value-type="float" office:value="681.999999999999" calcext:value-type="float">
            <text:p>682</text:p>
          </table:table-cell>
          <table:table-cell table:formula="of:=[.D25]*[.$F$5]" office:value-type="float" office:value="1300" calcext:value-type="float">
            <text:p>1300</text:p>
          </table:table-cell>
          <table:table-cell/>
        </table:table-row>
        <table:table-row table:style-name="ro1">
          <table:table-cell/>
          <table:table-cell table:formula="of:=[.B25]+0.2" office:value-type="float" office:value="13.2" calcext:value-type="float">
            <text:p>13.2</text:p>
          </table:table-cell>
          <table:table-cell table:formula="of:=[.B26]*[.$C$4]/([.$C$3]+[.$C$4])" office:value-type="float" office:value="1.01538461538461" calcext:value-type="float">
            <text:p>1.02</text:p>
          </table:table-cell>
          <table:table-cell table:formula="of:=[.B26]*[.$C$4]/([.$C$3]+[.$C$4])*1023/[.$C$5]" office:value-type="float" office:value="692.492307692307" calcext:value-type="float">
            <text:p>692</text:p>
          </table:table-cell>
          <table:table-cell table:formula="of:=[.D26]*[.$F$5]" office:value-type="float" office:value="1320" calcext:value-type="float">
            <text:p>1320</text:p>
          </table:table-cell>
          <table:table-cell/>
        </table:table-row>
        <table:table-row table:style-name="ro1">
          <table:table-cell/>
          <table:table-cell table:formula="of:=[.B26]+0.2" office:value-type="float" office:value="13.4" calcext:value-type="float">
            <text:p>13.4</text:p>
          </table:table-cell>
          <table:table-cell table:formula="of:=[.B27]*[.$C$4]/([.$C$3]+[.$C$4])" office:value-type="float" office:value="1.03076923076923" calcext:value-type="float">
            <text:p>1.03</text:p>
          </table:table-cell>
          <table:table-cell table:formula="of:=[.B27]*[.$C$4]/([.$C$3]+[.$C$4])*1023/[.$C$5]" office:value-type="float" office:value="702.984615384615" calcext:value-type="float">
            <text:p>703</text:p>
          </table:table-cell>
          <table:table-cell table:formula="of:=[.D27]*[.$F$5]" office:value-type="float" office:value="1340" calcext:value-type="float">
            <text:p>1340</text:p>
          </table:table-cell>
          <table:table-cell/>
        </table:table-row>
        <table:table-row table:style-name="ro1">
          <table:table-cell/>
          <table:table-cell table:formula="of:=[.B27]+0.2" office:value-type="float" office:value="13.6" calcext:value-type="float">
            <text:p>13.6</text:p>
          </table:table-cell>
          <table:table-cell table:formula="of:=[.B28]*[.$C$4]/([.$C$3]+[.$C$4])" office:value-type="float" office:value="1.04615384615385" calcext:value-type="float">
            <text:p>1.05</text:p>
          </table:table-cell>
          <table:table-cell table:formula="of:=[.B28]*[.$C$4]/([.$C$3]+[.$C$4])*1023/[.$C$5]" office:value-type="float" office:value="713.476923076923" calcext:value-type="float">
            <text:p>713</text:p>
          </table:table-cell>
          <table:table-cell table:formula="of:=[.D28]*[.$F$5]" office:value-type="float" office:value="1360" calcext:value-type="float">
            <text:p>1360</text:p>
          </table:table-cell>
          <table:table-cell/>
        </table:table-row>
        <table:table-row table:style-name="ro1">
          <table:table-cell/>
          <table:table-cell table:formula="of:=[.B28]+0.2" office:value-type="float" office:value="13.8" calcext:value-type="float">
            <text:p>13.8</text:p>
          </table:table-cell>
          <table:table-cell table:formula="of:=[.B29]*[.$C$4]/([.$C$3]+[.$C$4])" office:value-type="float" office:value="1.06153846153846" calcext:value-type="float">
            <text:p>1.06</text:p>
          </table:table-cell>
          <table:table-cell table:formula="of:=[.B29]*[.$C$4]/([.$C$3]+[.$C$4])*1023/[.$C$5]" office:value-type="float" office:value="723.96923076923" calcext:value-type="float">
            <text:p>724</text:p>
          </table:table-cell>
          <table:table-cell table:formula="of:=[.D29]*[.$F$5]" office:value-type="float" office:value="1380" calcext:value-type="float">
            <text:p>1380</text:p>
          </table:table-cell>
          <table:table-cell/>
        </table:table-row>
        <table:table-row table:style-name="ro1">
          <table:table-cell/>
          <table:table-cell table:formula="of:=[.B29]+0.2" office:value-type="float" office:value="14" calcext:value-type="float">
            <text:p>14</text:p>
          </table:table-cell>
          <table:table-cell table:formula="of:=[.B30]*[.$C$4]/([.$C$3]+[.$C$4])" office:value-type="float" office:value="1.07692307692308" calcext:value-type="float">
            <text:p>1.08</text:p>
          </table:table-cell>
          <table:table-cell table:formula="of:=[.B30]*[.$C$4]/([.$C$3]+[.$C$4])*1023/[.$C$5]" office:value-type="float" office:value="734.461538461538" calcext:value-type="float">
            <text:p>734</text:p>
          </table:table-cell>
          <table:table-cell table:formula="of:=[.D30]*[.$F$5]" office:value-type="float" office:value="1400" calcext:value-type="float">
            <text:p>1400</text:p>
          </table:table-cell>
          <table:table-cell/>
        </table:table-row>
        <table:table-row table:style-name="ro1">
          <table:table-cell/>
          <table:table-cell table:formula="of:=[.B30]+0.2" office:value-type="float" office:value="14.2" calcext:value-type="float">
            <text:p>14.2</text:p>
          </table:table-cell>
          <table:table-cell table:formula="of:=[.B31]*[.$C$4]/([.$C$3]+[.$C$4])" office:value-type="float" office:value="1.09230769230769" calcext:value-type="float">
            <text:p>1.09</text:p>
          </table:table-cell>
          <table:table-cell table:formula="of:=[.B31]*[.$C$4]/([.$C$3]+[.$C$4])*1023/[.$C$5]" office:value-type="float" office:value="744.953846153846" calcext:value-type="float">
            <text:p>745</text:p>
          </table:table-cell>
          <table:table-cell table:formula="of:=[.D31]*[.$F$5]" office:value-type="float" office:value="1420" calcext:value-type="float">
            <text:p>1420</text:p>
          </table:table-cell>
          <table:table-cell/>
        </table:table-row>
        <table:table-row table:style-name="ro1">
          <table:table-cell/>
          <table:table-cell table:formula="of:=[.B31]+0.2" office:value-type="float" office:value="14.4" calcext:value-type="float">
            <text:p>14.4</text:p>
          </table:table-cell>
          <table:table-cell table:formula="of:=[.B32]*[.$C$4]/([.$C$3]+[.$C$4])" office:value-type="float" office:value="1.10769230769231" calcext:value-type="float">
            <text:p>1.11</text:p>
          </table:table-cell>
          <table:table-cell table:formula="of:=[.B32]*[.$C$4]/([.$C$3]+[.$C$4])*1023/[.$C$5]" office:value-type="float" office:value="755.446153846153" calcext:value-type="float">
            <text:p>755</text:p>
          </table:table-cell>
          <table:table-cell table:formula="of:=[.D32]*[.$F$5]" office:value-type="float" office:value="1440" calcext:value-type="float">
            <text:p>1440</text:p>
          </table:table-cell>
          <table:table-cell/>
        </table:table-row>
        <table:table-row table:style-name="ro1">
          <table:table-cell/>
          <table:table-cell table:formula="of:=[.B32]+0.2" office:value-type="float" office:value="14.6" calcext:value-type="float">
            <text:p>14.6</text:p>
          </table:table-cell>
          <table:table-cell table:formula="of:=[.B33]*[.$C$4]/([.$C$3]+[.$C$4])" office:value-type="float" office:value="1.12307692307692" calcext:value-type="float">
            <text:p>1.12</text:p>
          </table:table-cell>
          <table:table-cell table:formula="of:=[.B33]*[.$C$4]/([.$C$3]+[.$C$4])*1023/[.$C$5]" office:value-type="float" office:value="765.938461538461" calcext:value-type="float">
            <text:p>766</text:p>
          </table:table-cell>
          <table:table-cell table:formula="of:=[.D33]*[.$F$5]" office:value-type="float" office:value="1460" calcext:value-type="float">
            <text:p>1460</text:p>
          </table:table-cell>
          <table:table-cell/>
        </table:table-row>
        <table:table-row table:style-name="ro1">
          <table:table-cell/>
          <table:table-cell table:formula="of:=[.B33]+0.2" office:value-type="float" office:value="14.8" calcext:value-type="float">
            <text:p>14.8</text:p>
          </table:table-cell>
          <table:table-cell table:formula="of:=[.B34]*[.$C$4]/([.$C$3]+[.$C$4])" office:value-type="float" office:value="1.13846153846154" calcext:value-type="float">
            <text:p>1.14</text:p>
          </table:table-cell>
          <table:table-cell table:formula="of:=[.B34]*[.$C$4]/([.$C$3]+[.$C$4])*1023/[.$C$5]" office:value-type="float" office:value="776.430769230768" calcext:value-type="float">
            <text:p>776</text:p>
          </table:table-cell>
          <table:table-cell table:formula="of:=[.D34]*[.$F$5]" office:value-type="float" office:value="1480" calcext:value-type="float">
            <text:p>1480</text:p>
          </table:table-cell>
          <table:table-cell/>
        </table:table-row>
        <table:table-row table:style-name="ro1">
          <table:table-cell/>
          <table:table-cell table:formula="of:=[.B34]+0.2" office:value-type="float" office:value="15" calcext:value-type="float">
            <text:p>15</text:p>
          </table:table-cell>
          <table:table-cell table:formula="of:=[.B35]*[.$C$4]/([.$C$3]+[.$C$4])" office:value-type="float" office:value="1.15384615384615" calcext:value-type="float">
            <text:p>1.15</text:p>
          </table:table-cell>
          <table:table-cell table:formula="of:=[.B35]*[.$C$4]/([.$C$3]+[.$C$4])*1023/[.$C$5]" office:value-type="float" office:value="786.923076923076" calcext:value-type="float">
            <text:p>787</text:p>
          </table:table-cell>
          <table:table-cell table:formula="of:=[.D35]*[.$F$5]" office:value-type="float" office:value="1500" calcext:value-type="float">
            <text:p>1500</text:p>
          </table:table-cell>
          <table:table-cell/>
        </table:table-row>
        <table:table-row table:style-name="ro1">
          <table:table-cell/>
          <table:table-cell table:formula="of:=[.B35]+0.2" office:value-type="float" office:value="15.2" calcext:value-type="float">
            <text:p>15.2</text:p>
          </table:table-cell>
          <table:table-cell table:formula="of:=[.B36]*[.$C$4]/([.$C$3]+[.$C$4])" office:value-type="float" office:value="1.16923076923077" calcext:value-type="float">
            <text:p>1.17</text:p>
          </table:table-cell>
          <table:table-cell table:formula="of:=[.B36]*[.$C$4]/([.$C$3]+[.$C$4])*1023/[.$C$5]" office:value-type="float" office:value="797.415384615384" calcext:value-type="float">
            <text:p>797</text:p>
          </table:table-cell>
          <table:table-cell table:formula="of:=[.D36]*[.$F$5]" office:value-type="float" office:value="1520" calcext:value-type="float">
            <text:p>1520</text:p>
          </table:table-cell>
          <table:table-cell/>
        </table:table-row>
        <table:table-row table:style-name="ro1">
          <table:table-cell/>
          <table:table-cell table:formula="of:=[.B36]+0.2" office:value-type="float" office:value="15.4" calcext:value-type="float">
            <text:p>15.4</text:p>
          </table:table-cell>
          <table:table-cell table:formula="of:=[.B37]*[.$C$4]/([.$C$3]+[.$C$4])" office:value-type="float" office:value="1.18461538461538" calcext:value-type="float">
            <text:p>1.18</text:p>
          </table:table-cell>
          <table:table-cell table:formula="of:=[.B37]*[.$C$4]/([.$C$3]+[.$C$4])*1023/[.$C$5]" office:value-type="float" office:value="807.907692307691" calcext:value-type="float">
            <text:p>808</text:p>
          </table:table-cell>
          <table:table-cell table:formula="of:=[.D37]*[.$F$5]" office:value-type="float" office:value="1540" calcext:value-type="float">
            <text:p>1540</text:p>
          </table:table-cell>
          <table:table-cell/>
        </table:table-row>
        <table:table-row table:style-name="ro1">
          <table:table-cell/>
          <table:table-cell table:formula="of:=[.B37]+0.2" office:value-type="float" office:value="15.6" calcext:value-type="float">
            <text:p>15.6</text:p>
          </table:table-cell>
          <table:table-cell table:formula="of:=[.B38]*[.$C$4]/([.$C$3]+[.$C$4])" office:value-type="float" office:value="1.2" calcext:value-type="float">
            <text:p>1.20</text:p>
          </table:table-cell>
          <table:table-cell table:formula="of:=[.B38]*[.$C$4]/([.$C$3]+[.$C$4])*1023/[.$C$5]" office:value-type="float" office:value="818.399999999999" calcext:value-type="float">
            <text:p>818</text:p>
          </table:table-cell>
          <table:table-cell table:formula="of:=[.D38]*[.$F$5]" office:value-type="float" office:value="1560" calcext:value-type="float">
            <text:p>1560</text:p>
          </table:table-cell>
          <table:table-cell/>
        </table:table-row>
        <table:table-row table:style-name="ro1">
          <table:table-cell/>
          <table:table-cell table:formula="of:=[.B38]+0.2" office:value-type="float" office:value="15.8" calcext:value-type="float">
            <text:p>15.8</text:p>
          </table:table-cell>
          <table:table-cell table:formula="of:=[.B39]*[.$C$4]/([.$C$3]+[.$C$4])" office:value-type="float" office:value="1.21538461538461" calcext:value-type="float">
            <text:p>1.22</text:p>
          </table:table-cell>
          <table:table-cell table:formula="of:=[.B39]*[.$C$4]/([.$C$3]+[.$C$4])*1023/[.$C$5]" office:value-type="float" office:value="828.892307692307" calcext:value-type="float">
            <text:p>829</text:p>
          </table:table-cell>
          <table:table-cell table:formula="of:=[.D39]*[.$F$5]" office:value-type="float" office:value="1580" calcext:value-type="float">
            <text:p>1580</text:p>
          </table:table-cell>
          <table:table-cell/>
        </table:table-row>
        <table:table-row table:style-name="ro1">
          <table:table-cell/>
          <table:table-cell table:formula="of:=[.B39]+0.2" office:value-type="float" office:value="16" calcext:value-type="float">
            <text:p>16</text:p>
          </table:table-cell>
          <table:table-cell table:formula="of:=[.B40]*[.$C$4]/([.$C$3]+[.$C$4])" office:value-type="float" office:value="1.23076923076923" calcext:value-type="float">
            <text:p>1.23</text:p>
          </table:table-cell>
          <table:table-cell table:formula="of:=[.B40]*[.$C$4]/([.$C$3]+[.$C$4])*1023/[.$C$5]" office:value-type="float" office:value="839.384615384614" calcext:value-type="float">
            <text:p>839</text:p>
          </table:table-cell>
          <table:table-cell table:formula="of:=[.D40]*[.$F$5]" office:value-type="float" office:value="1600" calcext:value-type="float">
            <text:p>1600</text:p>
          </table:table-cell>
          <table:table-cell/>
        </table:table-row>
        <table:table-row table:style-name="ro1">
          <table:table-cell/>
          <table:table-cell table:formula="of:=[.B40]+0.2" office:value-type="float" office:value="16.2" calcext:value-type="float">
            <text:p>16.2</text:p>
          </table:table-cell>
          <table:table-cell table:formula="of:=[.B41]*[.$C$4]/([.$C$3]+[.$C$4])" office:value-type="float" office:value="1.24615384615384" calcext:value-type="float">
            <text:p>1.25</text:p>
          </table:table-cell>
          <table:table-cell table:formula="of:=[.B41]*[.$C$4]/([.$C$3]+[.$C$4])*1023/[.$C$5]" office:value-type="float" office:value="849.876923076922" calcext:value-type="float">
            <text:p>850</text:p>
          </table:table-cell>
          <table:table-cell table:formula="of:=[.D41]*[.$F$5]" office:value-type="float" office:value="1620" calcext:value-type="float">
            <text:p>1620</text:p>
          </table:table-cell>
          <table:table-cell/>
        </table:table-row>
        <table:table-row table:style-name="ro1">
          <table:table-cell/>
          <table:table-cell table:formula="of:=[.B41]+0.2" office:value-type="float" office:value="16.4" calcext:value-type="float">
            <text:p>16.4</text:p>
          </table:table-cell>
          <table:table-cell table:formula="of:=[.B42]*[.$C$4]/([.$C$3]+[.$C$4])" office:value-type="float" office:value="1.26153846153846" calcext:value-type="float">
            <text:p>1.26</text:p>
          </table:table-cell>
          <table:table-cell table:formula="of:=[.B42]*[.$C$4]/([.$C$3]+[.$C$4])*1023/[.$C$5]" office:value-type="float" office:value="860.36923076923" calcext:value-type="float">
            <text:p>860</text:p>
          </table:table-cell>
          <table:table-cell table:formula="of:=[.D42]*[.$F$5]" office:value-type="float" office:value="1640" calcext:value-type="float">
            <text:p>1640</text:p>
          </table:table-cell>
          <table:table-cell/>
        </table:table-row>
        <table:table-row table:style-name="ro1">
          <table:table-cell/>
          <table:table-cell table:formula="of:=[.B42]+0.2" office:value-type="float" office:value="16.6" calcext:value-type="float">
            <text:p>16.6</text:p>
          </table:table-cell>
          <table:table-cell table:formula="of:=[.B43]*[.$C$4]/([.$C$3]+[.$C$4])" office:value-type="float" office:value="1.27692307692308" calcext:value-type="float">
            <text:p>1.28</text:p>
          </table:table-cell>
          <table:table-cell table:formula="of:=[.B43]*[.$C$4]/([.$C$3]+[.$C$4])*1023/[.$C$5]" office:value-type="float" office:value="870.861538461537" calcext:value-type="float">
            <text:p>871</text:p>
          </table:table-cell>
          <table:table-cell table:formula="of:=[.D43]*[.$F$5]" office:value-type="float" office:value="1660" calcext:value-type="float">
            <text:p>1660</text:p>
          </table:table-cell>
          <table:table-cell/>
        </table:table-row>
        <table:table-row table:style-name="ro1">
          <table:table-cell/>
          <table:table-cell table:formula="of:=[.B43]+0.2" office:value-type="float" office:value="16.8" calcext:value-type="float">
            <text:p>16.8</text:p>
          </table:table-cell>
          <table:table-cell table:formula="of:=[.B44]*[.$C$4]/([.$C$3]+[.$C$4])" office:value-type="float" office:value="1.29230769230769" calcext:value-type="float">
            <text:p>1.29</text:p>
          </table:table-cell>
          <table:table-cell table:formula="of:=[.B44]*[.$C$4]/([.$C$3]+[.$C$4])*1023/[.$C$5]" office:value-type="float" office:value="881.353846153845" calcext:value-type="float">
            <text:p>881</text:p>
          </table:table-cell>
          <table:table-cell table:formula="of:=[.D44]*[.$F$5]" office:value-type="float" office:value="1680" calcext:value-type="float">
            <text:p>1680</text:p>
          </table:table-cell>
          <table:table-cell/>
        </table:table-row>
        <table:table-row table:style-name="ro1">
          <table:table-cell/>
          <table:table-cell table:formula="of:=[.B44]+0.2" office:value-type="float" office:value="17" calcext:value-type="float">
            <text:p>17</text:p>
          </table:table-cell>
          <table:table-cell table:formula="of:=[.B45]*[.$C$4]/([.$C$3]+[.$C$4])" office:value-type="float" office:value="1.30769230769231" calcext:value-type="float">
            <text:p>1.31</text:p>
          </table:table-cell>
          <table:table-cell table:formula="of:=[.B45]*[.$C$4]/([.$C$3]+[.$C$4])*1023/[.$C$5]" office:value-type="float" office:value="891.846153846153" calcext:value-type="float">
            <text:p>892</text:p>
          </table:table-cell>
          <table:table-cell table:formula="of:=[.D45]*[.$F$5]" office:value-type="float" office:value="1700" calcext:value-type="float">
            <text:p>1700</text:p>
          </table:table-cell>
          <table:table-cell/>
        </table:table-row>
        <table:table-row table:style-name="ro1">
          <table:table-cell/>
          <table:table-cell table:formula="of:=[.B45]+0.2" office:value-type="float" office:value="17.2" calcext:value-type="float">
            <text:p>17.2</text:p>
          </table:table-cell>
          <table:table-cell table:formula="of:=[.B46]*[.$C$4]/([.$C$3]+[.$C$4])" office:value-type="float" office:value="1.32307692307692" calcext:value-type="float">
            <text:p>1.32</text:p>
          </table:table-cell>
          <table:table-cell table:formula="of:=[.B46]*[.$C$4]/([.$C$3]+[.$C$4])*1023/[.$C$5]" office:value-type="float" office:value="902.33846153846" calcext:value-type="float">
            <text:p>902</text:p>
          </table:table-cell>
          <table:table-cell table:formula="of:=[.D46]*[.$F$5]" office:value-type="float" office:value="1720" calcext:value-type="float">
            <text:p>1720</text:p>
          </table:table-cell>
          <table:table-cell/>
        </table:table-row>
        <table:table-row table:style-name="ro1">
          <table:table-cell/>
          <table:table-cell table:formula="of:=[.B46]+0.2" office:value-type="float" office:value="17.4" calcext:value-type="float">
            <text:p>17.4</text:p>
          </table:table-cell>
          <table:table-cell table:formula="of:=[.B47]*[.$C$4]/([.$C$3]+[.$C$4])" office:value-type="float" office:value="1.33846153846154" calcext:value-type="float">
            <text:p>1.34</text:p>
          </table:table-cell>
          <table:table-cell table:formula="of:=[.B47]*[.$C$4]/([.$C$3]+[.$C$4])*1023/[.$C$5]" office:value-type="float" office:value="912.830769230768" calcext:value-type="float">
            <text:p>913</text:p>
          </table:table-cell>
          <table:table-cell table:formula="of:=[.D47]*[.$F$5]" office:value-type="float" office:value="1740" calcext:value-type="float">
            <text:p>1740</text:p>
          </table:table-cell>
          <table:table-cell/>
        </table:table-row>
        <table:table-row table:style-name="ro1">
          <table:table-cell/>
          <table:table-cell table:formula="of:=[.B47]+0.2" office:value-type="float" office:value="17.6" calcext:value-type="float">
            <text:p>17.6</text:p>
          </table:table-cell>
          <table:table-cell table:formula="of:=[.B48]*[.$C$4]/([.$C$3]+[.$C$4])" office:value-type="float" office:value="1.35384615384615" calcext:value-type="float">
            <text:p>1.35</text:p>
          </table:table-cell>
          <table:table-cell table:formula="of:=[.B48]*[.$C$4]/([.$C$3]+[.$C$4])*1023/[.$C$5]" office:value-type="float" office:value="923.323076923075" calcext:value-type="float">
            <text:p>923</text:p>
          </table:table-cell>
          <table:table-cell table:formula="of:=[.D48]*[.$F$5]" office:value-type="float" office:value="1760" calcext:value-type="float">
            <text:p>1760</text:p>
          </table:table-cell>
          <table:table-cell/>
        </table:table-row>
        <table:table-row table:style-name="ro1">
          <table:table-cell/>
          <table:table-cell table:formula="of:=[.B48]+0.2" office:value-type="float" office:value="17.8" calcext:value-type="float">
            <text:p>17.8</text:p>
          </table:table-cell>
          <table:table-cell table:formula="of:=[.B49]*[.$C$4]/([.$C$3]+[.$C$4])" office:value-type="float" office:value="1.36923076923077" calcext:value-type="float">
            <text:p>1.37</text:p>
          </table:table-cell>
          <table:table-cell table:formula="of:=[.B49]*[.$C$4]/([.$C$3]+[.$C$4])*1023/[.$C$5]" office:value-type="float" office:value="933.815384615383" calcext:value-type="float">
            <text:p>934</text:p>
          </table:table-cell>
          <table:table-cell table:formula="of:=[.D49]*[.$F$5]" office:value-type="float" office:value="1780" calcext:value-type="float">
            <text:p>1780</text:p>
          </table:table-cell>
          <table:table-cell/>
        </table:table-row>
        <table:table-row table:style-name="ro1">
          <table:table-cell/>
          <table:table-cell table:formula="of:=[.B49]+0.2" office:value-type="float" office:value="18" calcext:value-type="float">
            <text:p>18</text:p>
          </table:table-cell>
          <table:table-cell table:formula="of:=[.B50]*[.$C$4]/([.$C$3]+[.$C$4])" office:value-type="float" office:value="1.38461538461538" calcext:value-type="float">
            <text:p>1.38</text:p>
          </table:table-cell>
          <table:table-cell table:formula="of:=[.B50]*[.$C$4]/([.$C$3]+[.$C$4])*1023/[.$C$5]" office:value-type="float" office:value="944.307692307691" calcext:value-type="float">
            <text:p>944</text:p>
          </table:table-cell>
          <table:table-cell table:formula="of:=[.D50]*[.$F$5]" office:value-type="float" office:value="1800" calcext:value-type="float">
            <text:p>1800</text:p>
          </table:table-cell>
          <table:table-cell/>
        </table:table-row>
        <table:table-row table:style-name="ro1">
          <table:table-cell/>
          <table:table-cell table:formula="of:=[.B50]+0.2" office:value-type="float" office:value="18.2" calcext:value-type="float">
            <text:p>18.2</text:p>
          </table:table-cell>
          <table:table-cell table:formula="of:=[.B51]*[.$C$4]/([.$C$3]+[.$C$4])" office:value-type="float" office:value="1.4" calcext:value-type="float">
            <text:p>1.40</text:p>
          </table:table-cell>
          <table:table-cell table:formula="of:=[.B51]*[.$C$4]/([.$C$3]+[.$C$4])*1023/[.$C$5]" office:value-type="float" office:value="954.799999999998" calcext:value-type="float">
            <text:p>955</text:p>
          </table:table-cell>
          <table:table-cell table:formula="of:=[.D51]*[.$F$5]" office:value-type="float" office:value="1820" calcext:value-type="float">
            <text:p>1820</text:p>
          </table:table-cell>
          <table:table-cell/>
        </table:table-row>
        <table:table-row table:style-name="ro1">
          <table:table-cell/>
          <table:table-cell table:formula="of:=[.B51]+0.2" office:value-type="float" office:value="18.4" calcext:value-type="float">
            <text:p>18.4</text:p>
          </table:table-cell>
          <table:table-cell table:formula="of:=[.B52]*[.$C$4]/([.$C$3]+[.$C$4])" office:value-type="float" office:value="1.41538461538461" calcext:value-type="float">
            <text:p>1.42</text:p>
          </table:table-cell>
          <table:table-cell table:formula="of:=[.B52]*[.$C$4]/([.$C$3]+[.$C$4])*1023/[.$C$5]" office:value-type="float" office:value="965.292307692306" calcext:value-type="float">
            <text:p>965</text:p>
          </table:table-cell>
          <table:table-cell table:formula="of:=[.D52]*[.$F$5]" office:value-type="float" office:value="1840" calcext:value-type="float">
            <text:p>1840</text:p>
          </table:table-cell>
          <table:table-cell/>
        </table:table-row>
        <table:table-row table:style-name="ro1">
          <table:table-cell/>
          <table:table-cell table:formula="of:=[.B52]+0.2" office:value-type="float" office:value="18.6" calcext:value-type="float">
            <text:p>18.6</text:p>
          </table:table-cell>
          <table:table-cell table:formula="of:=[.B53]*[.$C$4]/([.$C$3]+[.$C$4])" office:value-type="float" office:value="1.43076923076923" calcext:value-type="float">
            <text:p>1.43</text:p>
          </table:table-cell>
          <table:table-cell table:formula="of:=[.B53]*[.$C$4]/([.$C$3]+[.$C$4])*1023/[.$C$5]" office:value-type="float" office:value="975.784615384614" calcext:value-type="float">
            <text:p>976</text:p>
          </table:table-cell>
          <table:table-cell table:formula="of:=[.D53]*[.$F$5]" office:value-type="float" office:value="1860" calcext:value-type="float">
            <text:p>1860</text:p>
          </table:table-cell>
          <table:table-cell/>
        </table:table-row>
        <table:table-row table:style-name="ro1">
          <table:table-cell/>
          <table:table-cell table:formula="of:=[.B53]+0.2" office:value-type="float" office:value="18.8" calcext:value-type="float">
            <text:p>18.8</text:p>
          </table:table-cell>
          <table:table-cell table:formula="of:=[.B54]*[.$C$4]/([.$C$3]+[.$C$4])" office:value-type="float" office:value="1.44615384615384" calcext:value-type="float">
            <text:p>1.45</text:p>
          </table:table-cell>
          <table:table-cell table:formula="of:=[.B54]*[.$C$4]/([.$C$3]+[.$C$4])*1023/[.$C$5]" office:value-type="float" office:value="986.276923076921" calcext:value-type="float">
            <text:p>986</text:p>
          </table:table-cell>
          <table:table-cell table:formula="of:=[.D54]*[.$F$5]" office:value-type="float" office:value="1880" calcext:value-type="float">
            <text:p>1880</text:p>
          </table:table-cell>
          <table:table-cell/>
        </table:table-row>
        <table:table-row table:style-name="ro1">
          <table:table-cell/>
          <table:table-cell table:formula="of:=[.B54]+0.2" office:value-type="float" office:value="19" calcext:value-type="float">
            <text:p>19</text:p>
          </table:table-cell>
          <table:table-cell table:formula="of:=[.B55]*[.$C$4]/([.$C$3]+[.$C$4])" office:value-type="float" office:value="1.46153846153846" calcext:value-type="float">
            <text:p>1.46</text:p>
          </table:table-cell>
          <table:table-cell table:formula="of:=[.B55]*[.$C$4]/([.$C$3]+[.$C$4])*1023/[.$C$5]" office:value-type="float" office:value="996.769230769229" calcext:value-type="float">
            <text:p>997</text:p>
          </table:table-cell>
          <table:table-cell table:formula="of:=[.D55]*[.$F$5]" office:value-type="float" office:value="1900" calcext:value-type="float">
            <text:p>1900</text:p>
          </table:table-cell>
          <table:table-cell/>
        </table:table-row>
        <table:table-row table:style-name="ro1">
          <table:table-cell/>
          <table:table-cell table:style-name="Default" table:formula="of:=[.B55]+0.2" office:value-type="float" office:value="19.2" calcext:value-type="float">
            <text:p>19.2</text:p>
          </table:table-cell>
          <table:table-cell table:style-name="ce2" table:formula="of:=[.B56]*[.$C$4]/([.$C$3]+[.$C$4])" office:value-type="float" office:value="1.47692307692307" calcext:value-type="float">
            <text:p>1.48</text:p>
          </table:table-cell>
          <table:table-cell table:style-name="ce3" table:formula="of:=[.B56]*[.$C$4]/([.$C$3]+[.$C$4])*1023/[.$C$5]" office:value-type="float" office:value="1007.26153846154" calcext:value-type="float">
            <text:p>1007</text:p>
          </table:table-cell>
          <table:table-cell table:formula="of:=[.D56]*[.$F$5]" office:value-type="float" office:value="1920" calcext:value-type="float">
            <text:p>1920</text:p>
          </table:table-cell>
          <table:table-cell/>
        </table:table-row>
        <table:table-row table:style-name="ro1">
          <table:table-cell/>
          <table:table-cell table:style-name="Default" table:formula="of:=[.B56]+0.2" office:value-type="float" office:value="19.4" calcext:value-type="float">
            <text:p>19.4</text:p>
          </table:table-cell>
          <table:table-cell table:style-name="ce2" table:formula="of:=[.B57]*[.$C$4]/([.$C$3]+[.$C$4])" office:value-type="float" office:value="1.49230769230769" calcext:value-type="float">
            <text:p>1.49</text:p>
          </table:table-cell>
          <table:table-cell table:style-name="ce3" table:formula="of:=[.B57]*[.$C$4]/([.$C$3]+[.$C$4])*1023/[.$C$5]" office:value-type="float" office:value="1017.75384615384" calcext:value-type="float">
            <text:p>1018</text:p>
          </table:table-cell>
          <table:table-cell table:formula="of:=[.D57]*[.$F$5]" office:value-type="float" office:value="1940" calcext:value-type="float">
            <text:p>1940</text:p>
          </table:table-cell>
          <table:table-cell/>
        </table:table-row>
        <table:table-row table:style-name="ro1">
          <table:table-cell/>
          <table:table-cell table:style-name="Default" table:formula="of:=[.B57]+0.2" office:value-type="float" office:value="19.6" calcext:value-type="float">
            <text:p>19.6</text:p>
          </table:table-cell>
          <table:table-cell table:style-name="ce2" table:formula="of:=[.B58]*[.$C$4]/([.$C$3]+[.$C$4])" office:value-type="float" office:value="1.50769230769231" calcext:value-type="float">
            <text:p>1.51</text:p>
          </table:table-cell>
          <table:table-cell table:style-name="ce3" table:formula="of:=[.B58]*[.$C$4]/([.$C$3]+[.$C$4])*1023/[.$C$5]" office:value-type="float" office:value="1028.24615384615" calcext:value-type="float">
            <text:p>1028</text:p>
          </table:table-cell>
          <table:table-cell table:formula="of:=[.D58]*[.$F$5]" office:value-type="float" office:value="1960" calcext:value-type="float">
            <text:p>1960</text:p>
          </table:table-cell>
          <table:table-cell/>
        </table:table-row>
        <table:table-row table:style-name="ro1">
          <table:table-cell/>
          <table:table-cell table:style-name="Default" table:formula="of:=[.B58]+0.2" office:value-type="float" office:value="19.8" calcext:value-type="float">
            <text:p>19.8</text:p>
          </table:table-cell>
          <table:table-cell table:style-name="ce2" table:formula="of:=[.B59]*[.$C$4]/([.$C$3]+[.$C$4])" office:value-type="float" office:value="1.52307692307692" calcext:value-type="float">
            <text:p>1.52</text:p>
          </table:table-cell>
          <table:table-cell table:style-name="ce3" table:formula="of:=[.B59]*[.$C$4]/([.$C$3]+[.$C$4])*1023/[.$C$5]" office:value-type="float" office:value="1038.73846153846" calcext:value-type="float">
            <text:p>1039</text:p>
          </table:table-cell>
          <table:table-cell table:formula="of:=[.D59]*[.$F$5]" office:value-type="float" office:value="1980" calcext:value-type="float">
            <text:p>1980</text:p>
          </table:table-cell>
          <table:table-cell/>
        </table:table-row>
        <table:table-row table:style-name="ro1">
          <table:table-cell/>
          <table:table-cell table:style-name="Default" table:formula="of:=[.B59]+0.2" office:value-type="float" office:value="20" calcext:value-type="float">
            <text:p>20</text:p>
          </table:table-cell>
          <table:table-cell table:style-name="ce2" table:formula="of:=[.B60]*[.$C$4]/([.$C$3]+[.$C$4])" office:value-type="float" office:value="1.53846153846154" calcext:value-type="float">
            <text:p>1.54</text:p>
          </table:table-cell>
          <table:table-cell table:style-name="ce3" table:formula="of:=[.B60]*[.$C$4]/([.$C$3]+[.$C$4])*1023/[.$C$5]" office:value-type="float" office:value="1049.23076923077" calcext:value-type="float">
            <text:p>1049</text:p>
          </table:table-cell>
          <table:table-cell table:formula="of:=[.D60]*[.$F$5]" office:value-type="float" office:value="2000" calcext:value-type="float">
            <text:p>2000</text:p>
          </table:table-cell>
          <table:table-cell/>
        </table:table-row>
      </table:table>
      <table:table table:name="ADC BAT" table:style-name="ta1">
        <table:shapes>
          <draw:frame draw:z-index="0" draw:style-name="gr1" draw:text-style-name="P1" svg:width="36.487cm" svg:height="15.312cm" svg:x="15.045cm" svg:y="5.325cm">
            <draw:object draw:notify-on-update-of-ranges="'ADC BAT'.D10:'ADC BAT'.D25 'ADC BAT'.B9:'ADC BAT'.B9 'ADC BAT'.B10:'ADC BAT'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LiPo battery (BAT)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670800" calcext:value-type="float">
            <text:p>670800</text:p>
          </table:table-cell>
          <table:table-cell/>
          <table:table-cell office:value-type="string" calcext:value-type="string">
            <text:p>Iwaste</text:p>
          </table:table-cell>
          <table:table-cell table:style-name="ce7" table:formula="of:=4.2/([.C3]+[.C4])" office:value-type="float" office:value="0.00000420302617884877" calcext:value-type="float">
            <text:p>4.20E-06</text:p>
          </table:table-cell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Cdelta</text:p>
          </table:table-cell>
          <table:table-cell office:value-type="string" calcext:value-type="string">
            <text:p>Iwaste [uA]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328480" calcext:value-type="float">
            <text:p>328480</text:p>
          </table:table-cell>
          <table:table-cell/>
          <table:table-cell office:value-type="string" calcext:value-type="string">
            <text:p>Cdelta</text:p>
          </table:table-cell>
          <table:table-cell table:style-name="ce3" table:formula="of:=[.D22]-[.D16]" office:value-type="float" office:value="134.510863821952" calcext:value-type="float">
            <text:p>135</text:p>
          </table:table-cell>
          <table:table-cell table:number-columns-repeated="3"/>
          <table:table-cell office:value-type="float" office:value="2000000" calcext:value-type="float">
            <text:p>20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/>
          <table:table-cell office:value-type="string" calcext:value-type="string">
            <text:p>Vref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1" office:value-type="string" calcext:value-type="string">
            <text:p>conv slope</text:p>
          </table:table-cell>
          <table:table-cell table:style-name="ce8" table:formula="of:=100*SLOPE([.B10:.B25];[.D10:.D25])" office:value-type="float" office:value="0.446060625106239" calcext:value-type="float">
            <text:p>0.446060625106239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" calcext:value-type="float">
            <text:p>1.5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conv offset</text:p>
          </table:table-cell>
          <table:table-cell table:style-name="ce8" table:formula="of:=INTERCEPT([.B10:.B25];[.D10:.D25])" office:value-type="float" office:value="-8.88178419700125E-016" calcext:value-type="float">
            <text:p>-8.88178419700125E-16</text:p>
          </table:table-cell>
          <table:table-cell table:number-columns-repeated="3"/>
          <table:table-cell office:value-type="float" office:value="200000" calcext:value-type="float">
            <text:p>20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1.5" calcext:value-type="float">
            <text:p>1.5</text:p>
          </table:table-cell>
          <table:table-cell office:value-type="float" office:value="139" calcext:value-type="float">
            <text:p>139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vmax</text:p>
          </table:table-cell>
          <table:table-cell table:formula="of:=[.F5]*1023" office:value-type="float" office:value="456.320019483683" calcext:value-type="float">
            <text:p>456.320019483683</text:p>
          </table:table-cell>
          <table:table-cell table:number-columns-repeated="3"/>
          <table:table-cell office:value-type="float" office:value="680000" calcext:value-type="float">
            <text:p>680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1.5" calcext:value-type="float">
            <text:p>1.5</text:p>
          </table:table-cell>
          <table:table-cell office:value-type="float" office:value="134" calcext:value-type="float">
            <text:p>13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table:number-columns-repeated="9"/>
          <table:table-cell office:value-type="float" office:value="470000" calcext:value-type="float">
            <text:p>47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.5" calcext:value-type="float">
            <text:p>1.5</text:p>
          </table:table-cell>
          <table:table-cell office:value-type="float" office:value="138" calcext:value-type="float">
            <text:p>138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sens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Vinput calc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table:formula="of:=[.B10]*[.$C$4]/([.$C$3]+[.$C$4])" office:value-type="float" office:value="0.986150028020174" calcext:value-type="float">
            <text:p>0.99</text:p>
          </table:table-cell>
          <table:table-cell table:style-name="ce3" table:formula="of:=[.B10]*[.$C$4]/([.$C$3]+[.$C$4])*1023/[.$C$5]" office:value-type="float" office:value="672.554319109759" calcext:value-type="float">
            <text:p>673</text:p>
          </table:table-cell>
          <table:table-cell table:formula="of:=[.D10]*[.$F$5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/>
          <table:table-cell table:formula="of:=[.B10]+0.1" office:value-type="float" office:value="3.1" calcext:value-type="float">
            <text:p>3.1</text:p>
          </table:table-cell>
          <table:table-cell table:style-name="ce2" table:formula="of:=[.B11]*[.$C$4]/([.$C$3]+[.$C$4])" office:value-type="float" office:value="1.01902169562085" calcext:value-type="float">
            <text:p>1.02</text:p>
          </table:table-cell>
          <table:table-cell table:style-name="ce3" table:formula="of:=[.B11]*[.$C$4]/([.$C$3]+[.$C$4])*1023/[.$C$5]" office:value-type="float" office:value="694.972796413418" calcext:value-type="float">
            <text:p>695</text:p>
          </table:table-cell>
          <table:table-cell table:formula="of:=[.D11]*[.$F$5]"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/>
          <table:table-cell table:formula="of:=[.B11]+0.1" office:value-type="float" office:value="3.2" calcext:value-type="float">
            <text:p>3.2</text:p>
          </table:table-cell>
          <table:table-cell table:style-name="ce2" table:formula="of:=[.B12]*[.$C$4]/([.$C$3]+[.$C$4])" office:value-type="float" office:value="1.05189336322152" calcext:value-type="float">
            <text:p>1.05</text:p>
          </table:table-cell>
          <table:table-cell table:style-name="ce3" table:formula="of:=[.B12]*[.$C$4]/([.$C$3]+[.$C$4])*1023/[.$C$5]" office:value-type="float" office:value="717.391273717076" calcext:value-type="float">
            <text:p>717</text:p>
          </table:table-cell>
          <table:table-cell table:formula="of:=[.D12]*[.$F$5]"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/>
          <table:table-cell table:formula="of:=[.B12]+0.1" office:value-type="float" office:value="3.3" calcext:value-type="float">
            <text:p>3.3</text:p>
          </table:table-cell>
          <table:table-cell table:style-name="ce2" table:formula="of:=[.B13]*[.$C$4]/([.$C$3]+[.$C$4])" office:value-type="float" office:value="1.08476503082219" calcext:value-type="float">
            <text:p>1.08</text:p>
          </table:table-cell>
          <table:table-cell table:style-name="ce3" table:formula="of:=[.B13]*[.$C$4]/([.$C$3]+[.$C$4])*1023/[.$C$5]" office:value-type="float" office:value="739.809751020735" calcext:value-type="float">
            <text:p>740</text:p>
          </table:table-cell>
          <table:table-cell table:formula="of:=[.D13]*[.$F$5]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/>
          <table:table-cell table:formula="of:=[.B13]+0.1" office:value-type="float" office:value="3.4" calcext:value-type="float">
            <text:p>3.4</text:p>
          </table:table-cell>
          <table:table-cell table:style-name="ce2" table:formula="of:=[.B14]*[.$C$4]/([.$C$3]+[.$C$4])" office:value-type="float" office:value="1.11763669842286" calcext:value-type="float">
            <text:p>1.12</text:p>
          </table:table-cell>
          <table:table-cell table:style-name="ce3" table:formula="of:=[.B14]*[.$C$4]/([.$C$3]+[.$C$4])*1023/[.$C$5]" office:value-type="float" office:value="762.228228324394" calcext:value-type="float">
            <text:p>762</text:p>
          </table:table-cell>
          <table:table-cell table:formula="of:=[.D14]*[.$F$5]"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/>
          <table:table-cell table:formula="of:=[.B14]+0.1" office:value-type="float" office:value="3.5" calcext:value-type="float">
            <text:p>3.5</text:p>
          </table:table-cell>
          <table:table-cell table:style-name="ce2" table:formula="of:=[.B15]*[.$C$4]/([.$C$3]+[.$C$4])" office:value-type="float" office:value="1.15050836602354" calcext:value-type="float">
            <text:p>1.15</text:p>
          </table:table-cell>
          <table:table-cell table:style-name="ce3" table:formula="of:=[.B15]*[.$C$4]/([.$C$3]+[.$C$4])*1023/[.$C$5]" office:value-type="float" office:value="784.646705628052" calcext:value-type="float">
            <text:p>785</text:p>
          </table:table-cell>
          <table:table-cell table:formula="of:=[.D15]*[.$F$5]"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15]+0.1" office:value-type="float" office:value="3.6" calcext:value-type="float">
            <text:p>3.6</text:p>
          </table:table-cell>
          <table:table-cell table:style-name="ce5" table:formula="of:=[.B16]*[.$C$4]/([.$C$3]+[.$C$4])" office:value-type="float" office:value="1.18338003362421" calcext:value-type="float">
            <text:p>1.18</text:p>
          </table:table-cell>
          <table:table-cell table:style-name="ce6" table:formula="of:=[.B16]*[.$C$4]/([.$C$3]+[.$C$4])*1023/[.$C$5]" office:value-type="float" office:value="807.065182931711" calcext:value-type="float">
            <text:p>807</text:p>
          </table:table-cell>
          <table:table-cell table:formula="of:=[.D16]*[.$F$5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16]+0.1" office:value-type="float" office:value="3.7" calcext:value-type="float">
            <text:p>3.7</text:p>
          </table:table-cell>
          <table:table-cell table:style-name="ce5" table:formula="of:=[.B17]*[.$C$4]/([.$C$3]+[.$C$4])" office:value-type="float" office:value="1.21625170122488" calcext:value-type="float">
            <text:p>1.22</text:p>
          </table:table-cell>
          <table:table-cell table:style-name="ce6" table:formula="of:=[.B17]*[.$C$4]/([.$C$3]+[.$C$4])*1023/[.$C$5]" office:value-type="float" office:value="829.483660235369" calcext:value-type="float">
            <text:p>829</text:p>
          </table:table-cell>
          <table:table-cell table:formula="of:=[.D17]*[.$F$5]"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17]+0.1" office:value-type="float" office:value="3.8" calcext:value-type="float">
            <text:p>3.8</text:p>
          </table:table-cell>
          <table:table-cell table:style-name="ce5" table:formula="of:=[.B18]*[.$C$4]/([.$C$3]+[.$C$4])" office:value-type="float" office:value="1.24912336882555" calcext:value-type="float">
            <text:p>1.25</text:p>
          </table:table-cell>
          <table:table-cell table:style-name="ce6" table:formula="of:=[.B18]*[.$C$4]/([.$C$3]+[.$C$4])*1023/[.$C$5]" office:value-type="float" office:value="851.902137539028" calcext:value-type="float">
            <text:p>852</text:p>
          </table:table-cell>
          <table:table-cell table:formula="of:=[.D18]*[.$F$5]"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18]+0.1" office:value-type="float" office:value="3.9" calcext:value-type="float">
            <text:p>3.9</text:p>
          </table:table-cell>
          <table:table-cell table:style-name="ce5" table:formula="of:=[.B19]*[.$C$4]/([.$C$3]+[.$C$4])" office:value-type="float" office:value="1.28199503642623" calcext:value-type="float">
            <text:p>1.28</text:p>
          </table:table-cell>
          <table:table-cell table:style-name="ce6" table:formula="of:=[.B19]*[.$C$4]/([.$C$3]+[.$C$4])*1023/[.$C$5]" office:value-type="float" office:value="874.320614842687" calcext:value-type="float">
            <text:p>874</text:p>
          </table:table-cell>
          <table:table-cell table:formula="of:=[.D19]*[.$F$5]"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19]+0.1" office:value-type="float" office:value="4" calcext:value-type="float">
            <text:p>4</text:p>
          </table:table-cell>
          <table:table-cell table:style-name="ce5" table:formula="of:=[.B20]*[.$C$4]/([.$C$3]+[.$C$4])" office:value-type="float" office:value="1.3148667040269" calcext:value-type="float">
            <text:p>1.31</text:p>
          </table:table-cell>
          <table:table-cell table:style-name="ce6" table:formula="of:=[.B20]*[.$C$4]/([.$C$3]+[.$C$4])*1023/[.$C$5]" office:value-type="float" office:value="896.739092146345" calcext:value-type="float">
            <text:p>897</text:p>
          </table:table-cell>
          <table:table-cell table:formula="of:=[.D20]*[.$F$5]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20]+0.1" office:value-type="float" office:value="4.1" calcext:value-type="float">
            <text:p>4.1</text:p>
          </table:table-cell>
          <table:table-cell table:style-name="ce5" table:formula="of:=[.B21]*[.$C$4]/([.$C$3]+[.$C$4])" office:value-type="float" office:value="1.34773837162757" calcext:value-type="float">
            <text:p>1.35</text:p>
          </table:table-cell>
          <table:table-cell table:style-name="ce6" table:formula="of:=[.B21]*[.$C$4]/([.$C$3]+[.$C$4])*1023/[.$C$5]" office:value-type="float" office:value="919.157569450004" calcext:value-type="float">
            <text:p>919</text:p>
          </table:table-cell>
          <table:table-cell table:formula="of:=[.D21]*[.$F$5]"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/>
          <table:table-cell table:style-name="ce4" table:formula="of:=[.B21]+0.1" office:value-type="float" office:value="4.2" calcext:value-type="float">
            <text:p>4.2</text:p>
          </table:table-cell>
          <table:table-cell table:style-name="ce5" table:formula="of:=[.B22]*[.$C$4]/([.$C$3]+[.$C$4])" office:value-type="float" office:value="1.38061003922824" calcext:value-type="float">
            <text:p>1.38</text:p>
          </table:table-cell>
          <table:table-cell table:style-name="ce6" table:formula="of:=[.B22]*[.$C$4]/([.$C$3]+[.$C$4])*1023/[.$C$5]" office:value-type="float" office:value="941.576046753663" calcext:value-type="float">
            <text:p>942</text:p>
          </table:table-cell>
          <table:table-cell table:formula="of:=[.D22]*[.$F$5]" office:value-type="float" office:value="420" calcext:value-type="float">
            <text:p>420</text:p>
          </table:table-cell>
          <table:table-cell table:style-name="ce9"/>
          <table:table-cell table:style-name="ce10"/>
          <table:table-cell table:number-columns-repeated="7"/>
        </table:table-row>
        <table:table-row table:style-name="ro1">
          <table:table-cell/>
          <table:table-cell table:formula="of:=[.B22]+0.1" office:value-type="float" office:value="4.3" calcext:value-type="float">
            <text:p>4.3</text:p>
          </table:table-cell>
          <table:table-cell table:style-name="ce2" table:formula="of:=[.B23]*[.$C$4]/([.$C$3]+[.$C$4])" office:value-type="float" office:value="1.41348170682892" calcext:value-type="float">
            <text:p>1.41</text:p>
          </table:table-cell>
          <table:table-cell table:style-name="ce3" table:formula="of:=[.B23]*[.$C$4]/([.$C$3]+[.$C$4])*1023/[.$C$5]" office:value-type="float" office:value="963.994524057321" calcext:value-type="float">
            <text:p>964</text:p>
          </table:table-cell>
          <table:table-cell table:formula="of:=[.D23]*[.$F$5]" office:value-type="float" office:value="430" calcext:value-type="float">
            <text:p>430</text:p>
          </table:table-cell>
          <table:table-cell table:number-columns-repeated="9"/>
        </table:table-row>
        <table:table-row table:style-name="ro1">
          <table:table-cell/>
          <table:table-cell table:formula="of:=[.B23]+0.1" office:value-type="float" office:value="4.4" calcext:value-type="float">
            <text:p>4.4</text:p>
          </table:table-cell>
          <table:table-cell table:style-name="ce2" table:formula="of:=[.B24]*[.$C$4]/([.$C$3]+[.$C$4])" office:value-type="float" office:value="1.44635337442959" calcext:value-type="float">
            <text:p>1.45</text:p>
          </table:table-cell>
          <table:table-cell table:style-name="ce3" table:formula="of:=[.B24]*[.$C$4]/([.$C$3]+[.$C$4])*1023/[.$C$5]" office:value-type="float" office:value="986.41300136098" calcext:value-type="float">
            <text:p>986</text:p>
          </table:table-cell>
          <table:table-cell table:formula="of:=[.D24]*[.$F$5]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/>
          <table:table-cell table:formula="of:=[.B24]+0.1" office:value-type="float" office:value="4.5" calcext:value-type="float">
            <text:p>4.5</text:p>
          </table:table-cell>
          <table:table-cell table:style-name="ce2" table:formula="of:=[.B25]*[.$C$4]/([.$C$3]+[.$C$4])" office:value-type="float" office:value="1.47922504203026" calcext:value-type="float">
            <text:p>1.48</text:p>
          </table:table-cell>
          <table:table-cell table:style-name="ce3" table:formula="of:=[.B25]*[.$C$4]/([.$C$3]+[.$C$4])*1023/[.$C$5]" office:value-type="float" office:value="1008.83147866464" calcext:value-type="float">
            <text:p>1009</text:p>
          </table:table-cell>
          <table:table-cell table:formula="of:=[.D25]*[.$F$5]" office:value-type="float" office:value="450" calcext:value-type="float">
            <text:p>45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Unifont" style:language-asian="zh" style:country-asian="CN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09:05:11.265590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13:41:31.064870106</meta:creation-date>
    <meta:generator>LibreOffice/7.1.3.2$Linux_X86_64 LibreOffice_project/10$Build-2</meta:generator>
    <dc:date>2021-08-07T08:29:16.482521428</dc:date>
    <meta:editing-duration>P3DT1H25M3S</meta:editing-duration>
    <meta:editing-cycles>9</meta:editing-cycles>
    <meta:document-statistic meta:table-count="3" meta:cell-count="3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inimum="800" chart:maximum="1000" chart:origin="0" chart:interval-maj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3.5" chart:maximum="4.3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00ff" draw:fill-color="#ff00ff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488cm" svg:height="15.313cm" xlink:href=".." xlink:type="simple" chart:class="chart:scatter" chart:style-name="ch1">
        <chart:title svg:x="17.04cm" svg:y="0.689cm" chart:style-name="ch2">
          <text:p>BAT conversion</text:p>
        </chart:title>
        <chart:plot-area chart:style-name="ch3" table:cell-range-address="'ADC BAT'.D10:'ADC BAT'.D25 'ADC BAT'.B9:'ADC BAT'.B25" chart:data-source-has-labels="row" svg:x="0.269cm" svg:y="0.047cm" svg:width="36.005cm" svg:height="14.922cm">
          <chart:coordinate-region svg:x="1.014cm" svg:y="0.246cm" svg:width="34.863cm" svg:height="14.077cm"/>
          <chart:axis chart:dimension="x" chart:name="primary-x" chart:style-name="ch4">
            <chart:title svg:x="34.753cm" svg:y="13.456cm" chart:style-name="ch5">
              <text:p>Vin</text:p>
            </chart:title>
            <chart:grid chart:style-name="ch6" chart:class="major"/>
          </chart:axis>
          <chart:axis chart:dimension="y" chart:name="primary-y" chart:style-name="ch7">
            <chart:title svg:x="1.578cm" svg:y="1.458cm" chart:style-name="ch8">
              <text:p>counts</text:p>
            </chart:title>
            <chart:grid chart:style-name="ch6" chart:class="major"/>
          </chart:axis>
          <chart:series chart:style-name="ch9" chart:values-cell-range-address="'ADC BAT'.B10:'ADC BAT'.B25" chart:label-cell-address="'ADC BAT'.B9:'ADC BAT'.B9" chart:class="chart:scatter">
            <chart:domain table:cell-range-address="'ADC BAT'.D10:'ADC BAT'.D25"/>
            <chart:regression-curve chart:style-name="ch10">
              <chart:equation chart:display-equation="true" chart:display-r-square="false" svg:x="29.214cm" svg:y="3.009cm"/>
            </chart:regression-curve>
            <chart:data-point chart:repeated="8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in</text:p>
                <draw:g>
                  <svg:desc>'ADC BAT'.B9:'ADC BAT'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2.554319109759">
                <text:p>672.554319109759</text:p>
                <draw:g>
                  <svg:desc>'ADC BAT'.D10:'ADC BAT'.D25</svg:desc>
                </draw:g>
              </table:table-cell>
              <table:table-cell office:value-type="float" office:value="3">
                <text:p>3</text:p>
                <draw:g>
                  <svg:desc>'ADC BAT'.B10:'ADC BAT'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4.972796413418">
                <text:p>694.97279641341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7.391273717076">
                <text:p>717.39127371707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9.809751020735">
                <text:p>739.80975102073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2.228228324394">
                <text:p>762.22822832439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.646705628052">
                <text:p>784.64670562805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7.065182931711">
                <text:p>807.06518293171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9.483660235369">
                <text:p>829.48366023536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1.902137539028">
                <text:p>851.90213753902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4.320614842687">
                <text:p>874.32061484268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6.739092146345">
                <text:p>896.7390921463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9.157569450004">
                <text:p>919.15756945000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1.576046753663">
                <text:p>941.57604675366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3.994524057321">
                <text:p>963.99452405732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6.41300136098">
                <text:p>986.4130013609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8.83147866464">
                <text:p>1008.83147866464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